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pt" fo:country="BR" style:font-size-asian="11pt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Arial" fo:font-size="11pt" fo:language="pt" fo:country="BR" style:font-size-asian="11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pt" fo:country="BR" officeooo:rsid="00045b2c" officeooo:paragraph-rsid="00045b2c" style:font-size-asian="11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officeooo:rsid="00045b2c" officeooo:paragraph-rsid="00045b2c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pt" fo:country="BR" officeooo:rsid="0005fddb" officeooo:paragraph-rsid="0005fddb" style:font-size-asian="11p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pt" fo:country="BR" officeooo:rsid="00067a15" officeooo:paragraph-rsid="00067a15" style:font-size-asian="11pt"/>
    </style:style>
    <style:style style:name="T1" style:family="text">
      <style:text-properties style:font-name="Arial" fo:font-size="11pt" fo:language="pt" fo:country="BR" style:font-size-asian="11pt"/>
    </style:style>
    <style:style style:name="T2" style:family="text">
      <style:text-properties style:font-name="Arial" fo:font-size="11pt" fo:language="pt" fo:country="BR" officeooo:rsid="00045b2c" style:font-size-asian="11pt"/>
    </style:style>
    <style:style style:name="T3" style:family="text">
      <style:text-properties style:font-name="Arial" fo:font-size="11pt" fo:language="pt" fo:country="BR" officeooo:rsid="0004e6ab" style:font-size-asian="11pt"/>
    </style:style>
    <style:style style:name="T4" style:family="text">
      <style:text-properties style:font-name="Arial" fo:font-size="11pt" fo:language="pt" fo:country="BR" officeooo:rsid="0005fddb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belas</text:p>
      <text:p text:style-name="P2"/>
      <text:p text:style-name="P1"><text:span text:style-name="T1"><text:tab/>Quando usamos tabelas, nós temos uma hierarquia. Primeiro, nós criamos a tabela usando a tag table. Depois nós inserimos a tag tr para criarmos as linhas(Horizontal), </text:span><text:span text:style-name="T2">depois</text:span><text:span text:style-name="T1"> nós usamos a tag t</text:span><text:span text:style-name="T2">d</text:span><text:span text:style-name="T1"> para criarmos as colunas(vertical) </text:span><text:span text:style-name="T2">ou podemos usar a tag th, para criar colunas que indiquem que é um cabeçalho, por exemplo: “total de habitantes”.</text:span></text:p>
      <text:p text:style-name="P4"><text:tab/>Também podemos aplicar semântica a grandes tabelas, com as tags thead, tbody e tfoot.</text:p>
      <text:p text:style-name="P5"><text:span text:style-name="T1"><text:tab/></text:span><text:span text:style-name="T3">Quando nós usamos a th, devemos explicar se ela é titulo da coluna ou da linha. Caso ela seja da linha, nós usamos a tag escope:”row” , caso ela seja da coluna, nos usamos a tag escope: “col”</text:span></text:p>
      <text:p text:style-name="P5"><text:span text:style-name="T3"><text:tab/></text:span><text:span text:style-name="T4">Travando o cabeçalho da tabela:</text:span></text:p>
      <text:p text:style-name="P6"><text:tab/>Para que possamos travar o cabeçalho da tabela, primeiro, devemos na css, da tag table, digitar a tag positions relative. Depois digitamos: thead <text:s/>&gt; tr &gt; th {</text:p>
      <text:p text:style-name="P6">position:sticky; <text:s/></text:p>
      <text:p text:style-name="P6">top: -1px</text:p>
      <text:p text:style-name="P6">background-color: lightgray;}</text:p>
      <text:p text:style-name="P6">style</text:p>
      <text:p text:style-name="P6"><text:tab/>table{</text:p>
      <text:p text:style-name="P6"><text:tab/>position:relative;}</text:p>
      <text:p text:style-name="P6">style</text:p>
      <text:p text:style-name="P7">Podemos mesclar tabelas, usando as tags dentro da celula, colspan, para mesclar com um espaço ao lado e rowspan para mesclar com um espaço abaixo. Sempre que queremos mesclar um celula, devemos indicar qual será a totalidade de espaços preenchidos com aquele val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6T15:09:46.156000000</dc:date>
    <meta:editing-duration>PT3H42M1S</meta:editing-duration>
    <meta:editing-cycles>4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4" meta:word-count="194" meta:character-count="1177" meta:non-whitespace-character-count="987"/>
  </office:meta>
</office:document-meta>
</file>